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.162cm" svg:height="9.653cm" svg:x="0.762cm" svg:y="7.709cm">
            <draw:object draw:notify-on-update-of-ranges="Sheet1.B1:Sheet1.B1 Sheet1.B2:Sheet1.B11 Sheet1.C1:Sheet1.C1 Sheet1.C2:Sheet1.C11 Sheet1.D1:Sheet1.D1 Sheet1.D2:Sheet1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Layers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Exponential</text:p>
          </table:table-cell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Parameter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3]*[.A2]+[.$H$3]" office:value-type="float" office:value="20" calcext:value-type="float">
            <text:p>20</text:p>
          </table:table-cell>
          <table:table-cell table:formula="of:=[.$G$5]*POWER([.$H$5];[.A2])" office:value-type="float" office:value="20" calcext:value-type="float">
            <text:p>20</text:p>
          </table:table-cell>
          <table:table-cell table:formula="of:=[.$G$7] * LOG([.A2]+1;[.$H$7])" office:value-type="float" office:value="21.8176226920251" calcext:value-type="float">
            <text:p>21.8176226920251</text:p>
          </table:table-cell>
          <table:table-cell table:number-columns-repeated="2"/>
          <table:table-cell office:value-type="string" calcext:value-type="string">
            <text:p>Slope</text:p>
          </table:table-cell>
          <table:table-cell office:value-type="string" calcext:value-type="string">
            <text:p>Offse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3]*[.A3]+[.$H$3]" office:value-type="float" office:value="30" calcext:value-type="float">
            <text:p>30</text:p>
          </table:table-cell>
          <table:table-cell table:formula="of:=[.$G$5]*POWER([.$H$5];[.A3])" office:value-type="float" office:value="25" calcext:value-type="float">
            <text:p>25</text:p>
          </table:table-cell>
          <table:table-cell table:formula="of:=[.$G$7] * LOG([.A3]+1;[.$H$7])" office:value-type="float" office:value="34.5801138217428" calcext:value-type="float">
            <text:p>34.5801138217428</text:p>
          </table:table-cell>
          <table:table-cell/>
          <table:table-cell office:value-type="string" calcext:value-type="string">
            <text:p>Linear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3]*[.A4]+[.$H$3]" office:value-type="float" office:value="40" calcext:value-type="float">
            <text:p>40</text:p>
          </table:table-cell>
          <table:table-cell table:formula="of:=[.$G$5]*POWER([.$H$5];[.A4])" office:value-type="float" office:value="31.25" calcext:value-type="float">
            <text:p>31.25</text:p>
          </table:table-cell>
          <table:table-cell table:formula="of:=[.$G$7] * LOG([.A4]+1;[.$H$7])" office:value-type="float" office:value="43.6352453840503" calcext:value-type="float">
            <text:p>43.6352453840503</text:p>
          </table:table-cell>
          <table:table-cell table:number-columns-repeated="2"/>
          <table:table-cell office:value-type="string" calcext:value-type="string">
            <text:p>InitialValue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3]*[.A5]+[.$H$3]" office:value-type="float" office:value="50" calcext:value-type="float">
            <text:p>50</text:p>
          </table:table-cell>
          <table:table-cell table:formula="of:=[.$G$5]*POWER([.$H$5];[.A5])" office:value-type="float" office:value="39.0625" calcext:value-type="float">
            <text:p>39.0625</text:p>
          </table:table-cell>
          <table:table-cell table:formula="of:=[.$G$7] * LOG([.A5]+1;[.$H$7])" office:value-type="float" office:value="50.6589510922652" calcext:value-type="float">
            <text:p>50.6589510922652</text:p>
          </table:table-cell>
          <table:table-cell/>
          <table:table-cell office:value-type="string" calcext:value-type="string">
            <text:p>Exponential</text:p>
          </table:table-cell>
          <table:table-cell office:value-type="float" office:value="16" calcext:value-type="float">
            <text:p>16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3]*[.A6]+[.$H$3]" office:value-type="float" office:value="60" calcext:value-type="float">
            <text:p>60</text:p>
          </table:table-cell>
          <table:table-cell table:formula="of:=[.$G$5]*POWER([.$H$5];[.A6])" office:value-type="float" office:value="48.828125" calcext:value-type="float">
            <text:p>48.828125</text:p>
          </table:table-cell>
          <table:table-cell table:formula="of:=[.$G$7] * LOG([.A6]+1;[.$H$7])" office:value-type="float" office:value="56.3977365137679" calcext:value-type="float">
            <text:p>56.3977365137679</text:p>
          </table:table-cell>
          <table:table-cell table:number-columns-repeated="2"/>
          <table:table-cell office:value-type="string" calcext:value-type="string">
            <text:p>InitialValue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3]*[.A7]+[.$H$3]" office:value-type="float" office:value="70" calcext:value-type="float">
            <text:p>70</text:p>
          </table:table-cell>
          <table:table-cell table:formula="of:=[.$G$5]*POWER([.$H$5];[.A7])" office:value-type="float" office:value="61.03515625" calcext:value-type="float">
            <text:p>61.03515625</text:p>
          </table:table-cell>
          <table:table-cell table:formula="of:=[.$G$7] * LOG([.A7]+1;[.$H$7])" office:value-type="float" office:value="61.2498104520524" calcext:value-type="float">
            <text:p>61.2498104520524</text:p>
          </table:table-cell>
          <table:table-cell/>
          <table:table-cell office:value-type="string" calcext:value-type="string">
            <text:p>Logarithmic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3]*[.A8]+[.$H$3]" office:value-type="float" office:value="80" calcext:value-type="float">
            <text:p>80</text:p>
          </table:table-cell>
          <table:table-cell table:formula="of:=[.$G$5]*POWER([.$H$5];[.A8])" office:value-type="float" office:value="76.2939453125" calcext:value-type="float">
            <text:p>76.2939453125</text:p>
          </table:table-cell>
          <table:table-cell table:formula="of:=[.$G$7] * LOG([.A8]+1;[.$H$7])" office:value-type="float" office:value="65.4528680760754" calcext:value-type="float">
            <text:p>65.452868076075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3]*[.A9]+[.$H$3]" office:value-type="float" office:value="90" calcext:value-type="float">
            <text:p>90</text:p>
          </table:table-cell>
          <table:table-cell table:formula="of:=[.$G$5]*POWER([.$H$5];[.A9])" office:value-type="float" office:value="95.367431640625" calcext:value-type="float">
            <text:p>95.367431640625</text:p>
          </table:table-cell>
          <table:table-cell table:formula="of:=[.$G$7] * LOG([.A9]+1;[.$H$7])" office:value-type="float" office:value="69.1602276434856" calcext:value-type="float">
            <text:p>69.160227643485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3]*[.A10]+[.$H$3]" office:value-type="float" office:value="100" calcext:value-type="float">
            <text:p>100</text:p>
          </table:table-cell>
          <table:table-cell table:formula="of:=[.$G$5]*POWER([.$H$5];[.A10])" office:value-type="float" office:value="119.209289550781" calcext:value-type="float">
            <text:p>119.209289550781</text:p>
          </table:table-cell>
          <table:table-cell table:formula="of:=[.$G$7] * LOG([.A10]+1;[.$H$7])" office:value-type="float" office:value="72.4765737842904" calcext:value-type="float">
            <text:p>72.476573784290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3]*[.A11]+[.$H$3]" office:value-type="float" office:value="110" calcext:value-type="float">
            <text:p>110</text:p>
          </table:table-cell>
          <table:table-cell table:formula="of:=[.$G$5]*POWER([.$H$5];[.A11])" office:value-type="float" office:value="149.011611938477" calcext:value-type="float">
            <text:p>149.011611938477</text:p>
          </table:table-cell>
          <table:table-cell table:formula="of:=[.$G$7] * LOG([.A11]+1;[.$H$7])" office:value-type="float" office:value="75.4765737842904" calcext:value-type="float">
            <text:p>75.476573784290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14:12:41.376802539</meta:creation-date>
    <meta:generator>LibreOffice/7.3.7.2$Linux_X86_64 LibreOffice_project/30$Build-2</meta:generator>
    <dc:date>2025-01-03T14:28:25.654581057</dc:date>
    <meta:editing-duration>PT15M43S</meta:editing-duration>
    <meta:editing-cycles>5</meta:editing-cycles>
    <meta:document-statistic meta:table-count="1" meta:cell-count="6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163cm" svg:height="9.654cm" xlink:href=".." xlink:type="simple" chart:class="chart:line" chart:style-name="ch1">
        <chart:legend chart:legend-position="end" svg:x="14.609cm" svg:y="4.03cm" style:legend-expansion="high" chart:style-name="ch2"/>
        <chart:plot-area chart:style-name="ch3" table:cell-range-address="Sheet1.B1:Sheet1.D11" chart:data-source-has-labels="row" svg:x="0.343cm" svg:y="0.193cm" svg:width="13.923cm" svg:height="9.268cm">
          <chart:coordinate-region svg:x="1.15cm" svg:y="0.392cm" svg:width="12.929cm" svg:height="8.4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line">
            <chart:data-point chart:repeated="10"/>
          </chart:series>
          <chart:series chart:style-name="ch7" chart:values-cell-range-address="Sheet1.C2:Sheet1.C11" chart:label-cell-address="Sheet1.C1:Sheet1.C1" chart:class="chart:line">
            <chart:data-point chart:repeated="10"/>
          </chart:series>
          <chart:series chart:style-name="ch8" chart:values-cell-range-address="Sheet1.D2:Sheet1.D11" chart:label-cell-address="Sheet1.D1:Sheet1.D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</text:p>
                <draw:g>
                  <svg:desc>Sheet1.B1:Sheet1.B1</svg:desc>
                </draw:g>
              </table:table-cell>
              <table:table-cell office:value-type="string">
                <text:p>Exponential</text:p>
                <draw:g>
                  <svg:desc>Sheet1.C1:Sheet1.C1</svg:desc>
                </draw:g>
              </table:table-cell>
              <table:table-cell office:value-type="string">
                <text:p>Logarithmic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B2:Sheet1.B11</svg:desc>
                </draw:g>
              </table:table-cell>
              <table:table-cell office:value-type="float" office:value="20">
                <text:p>20</text:p>
                <draw:g>
                  <svg:desc>Sheet1.C2:Sheet1.C11</svg:desc>
                </draw:g>
              </table:table-cell>
              <table:table-cell office:value-type="float" office:value="21.8176226920251">
                <text:p>21.8176226920251</text:p>
                <draw:g>
                  <svg:desc>Sheet1.D2:Sheet1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34.5801138217428">
                <text:p>34.58011382174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31.25">
                <text:p>31.25</text:p>
              </table:table-cell>
              <table:table-cell office:value-type="float" office:value="43.6352453840503">
                <text:p>43.63524538405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39.0625">
                <text:p>39.0625</text:p>
              </table:table-cell>
              <table:table-cell office:value-type="float" office:value="50.6589510922652">
                <text:p>50.65895109226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48.828125">
                <text:p>48.828125</text:p>
              </table:table-cell>
              <table:table-cell office:value-type="float" office:value="56.3977365137679">
                <text:p>56.39773651376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61.03515625">
                <text:p>61.03515625</text:p>
              </table:table-cell>
              <table:table-cell office:value-type="float" office:value="61.2498104520524">
                <text:p>61.24981045205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76.2939453125">
                <text:p>76.2939453125</text:p>
              </table:table-cell>
              <table:table-cell office:value-type="float" office:value="65.4528680760754">
                <text:p>65.45286807607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95.367431640625">
                <text:p>95.367431640625</text:p>
              </table:table-cell>
              <table:table-cell office:value-type="float" office:value="69.1602276434856">
                <text:p>69.16022764348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19.209289550781">
                <text:p>119.209289550781</text:p>
              </table:table-cell>
              <table:table-cell office:value-type="float" office:value="72.4765737842904">
                <text:p>72.47657378429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">
                <text:p>110</text:p>
              </table:table-cell>
              <table:table-cell office:value-type="float" office:value="149.011611938477">
                <text:p>149.011611938477</text:p>
              </table:table-cell>
              <table:table-cell office:value-type="float" office:value="75.4765737842904">
                <text:p>75.47657378429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